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AttributeOutputModule.get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AttributeOutputModule.setAttribute( Configuration modeConf , Map objectModel , String name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ssionAttributeOutputModule.commit( Configuration modeConf , Map objectModel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essionAttributeOutputModule.rollback( Configuration modeConf , Map objectModel , Exception 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